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ystem Emulation in Java</text:p>
      <text:p text:style-name="Subtitle">Emulating a Commodore 64 in java</text:p>
      <text:p text:style-name="Standard"/>
      <text:p text:style-name="Standard">The emulation of ancient and not-so-ancient computer systems or parts thereof is something that is pretty common today. <text:s/>Mac systems contain an emulator for Motorola 68000 class processors, Windows NT on the alpha platform has an embedded x86 emulation system, even commercial emulators of game systems are available.</text:p>
      <text:p text:style-name="Standard">A recent discussion of the architecture of such systems with some colleagues led to the idea to implement a rudimentary emulation of a computer system in Java – not at least because some held the position that Java <text:s/>is much to slow for tasks like this. <text:s/>And since most of us started their computing career in the early eighties with a Commodore 64 I started the design and implementation of an emulation of one of these machines as <text:s/>a more or less recreational project.</text:p>
      <text:p text:style-name="Standard">A system like the C64 has several advantages that make its emulation easier than that of a more current system architecture. <text:s/>The processor, being a MOS6510 8 bit system, has a reasonably simple instruction set and behavior to be implemented from scratch, memory layout is quite static (which means no specials like paging have to be implemented), the OS (or what was called OS at that time) is located in ROM and, last but not least, the overall hardware structure is simple enough to be understood by a single person.</text:p>
      <text:p text:style-name="Standard">In a first step I decided to define some architectural cornerstones for the resulting system.</text:p>
      <text:p text:style-name="Heading">Defining the model</text:p>
      <text:p text:style-name="Standard">The first goal was to as much as possible mirror the structure of the hardware in the resulting object model. <text:s/>This is one of the principles of object modeling showing up in nearly every text book – create an object for something that you can lay your hands on – but is awfully seldom in the areas I normally work (ever tried to lay your hands on a Party or TransactionContext?) <text:s/>So for the model it was clear that something like the processor or the IO chips had to be represented as classes. <text:s/>TODO Moreover in the first step I also thought about staying near the hardware in areas like the chip wiring also.</text:p>
      <text:p text:style-name="Standard">Package wise I decided to split the implementation in a set of three packages. <text:s/>The 'de.michab.simulator' package was created to hold all elements of the model that have no connection at all with a specific hardware architecture. <text:s/>The plan is to be able to use these in the implementation of different hardware architectures. <text:s/>Package de.michab.simulator.mos6502 then should be the place where the actual hardware simulating classes end up. <text:s/>The obvious idea here is to have here a set of classes that emulate chips that belong to or are compatible to the 6502 family but to exclude all information that is related to a single, specific computer system, so that for example the 6502 processor emulation could also be used for the implementation of an Apple II emulation. <text:s/>The third package then is de.michab.simulator.mos6502.c64 where the actual implementation of the C64 implementation ends up. That package consists only of a set of glue code that builds up the concrete emulation from the set of components that where defined in the mos6502 package. <text:s/>Also in this package some C64 specific implementations end up, like the emulation of the banked memory structure, the keyboard emulator or the implementation of peripheral devices.</text:p>
      <text:p text:style-name="Standard">TODO As a side effort I tried to abstract out a set of interfaces that maybe could serve for making the implementation of other hardware in the future easier.</text:p>
      <text:p text:style-name="Heading">Implementation</text:p>
      <text:p text:style-name="Standard">After the model described above was done, I had to decide on a way to get this into life. <text:s/>A problem here is that there is quite a lot of concurrent activity in a physical computer system. <text:s/>An example that is valid for most systems is the division of labor between video output and the main processor. <text:s/>These units run truly in parallel having only small areas of synchronization when data has to be read or written along shared busses. <text:s/>And even while the processor is possibly halted because of a fatal error the monitor does display something, albeit maybe not a very sensible something.</text:p>
      <text:p text:style-name="Standard">To solve this problem the first step was to analyze where parallel activity is hidden in the system. <text:s/>It was obvious that the processor will be the central point of activity in the system. <text:s/>The other areas where autonomous activity in the system was located were the interrupt sources. <text:s/>This included on the one hand CIA chips each having two timers and a clock that where able to trigger interrupts as well as the VIC. <text:s/>On the other hand the VIC chip also has the ability to trigger an interrupt.</text:p>
      <text:p text:style-name="Standard">I decided to simulate the concurrency by using Java's threads. <text:s/>Each autonomous part that was emulated in the system had to be run in its own thread. <text:s/>To enable the same behavior as the emulated system, the thread priorities played a major role:</text:p>
      <text:p text:style-name="Standard">The elements that could create interrupts in the system run on a higher priority level than the standard Java thread priority and as such on the highest priority level in the emulating virtual machine. <text:s/>This is needed to allow for getting interrupts in a timely manner. <text:s/>The video display code is also executed on this priority level. <text:s/>Though in the running system there run eight treads on this priority level, that didn't result in a extreme system load since all these threads were well behaved. <text:s/>Which means all with the exception of the video display slept most of the time. <text:s/>The video display thread runs in a loop also containing a sleep that took care that the sleep periods always take up at least two thirds of the available time.</text:p>
      <text:p text:style-name="Standard">The processor emulation then was placed on a thread priority one below Java's standard priority. <text:s/>This led to the needed behavior in the emulated system – all available processing time that isn't used by interrupt creation or display drawing could be used by the processor – as well in the emulating system – using an application in parallel on NT was quite smooth since the overall emulation runs most of the time with a lower than standard priority.</text:p>
      <text:p text:style-name="Standard">Additionally the standard thread priority level in the emulation was held empty. <text:s/>That made sense, since the input handling for AWT runs on this level and also had to be higher prioritized than the processor to not loose user inpu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de" fo:country="DE"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imes New Roman" fo:font-size="12pt" fo:language="de" fo:country="DE" style:letter-kerning="tru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Michael Binz</meta:initial-creator>
    <meta:creation-date>2000-10-04T20:10:28</meta:creation-date>
    <dc:date>2008-02-07T13:35:00</dc:date>
    <dc:language>de-DE</dc:language>
    <meta:editing-cycles>22</meta:editing-cycles>
    <meta:editing-duration>PT2H13M14S</meta:editing-duration>
    <meta:user-defined meta:name="Info 0"/>
    <meta:user-defined meta:name="Info 1"/>
    <meta:user-defined meta:name="Info 2"/>
    <meta:user-defined meta:name="Info 3"/>
    <meta:document-statistic meta:table-count="0" meta:image-count="0" meta:object-count="0" meta:page-count="2" meta:paragraph-count="17" meta:word-count="1075" meta:character-count="6243"/>
  </office:meta>
</office:document-meta>
</file>